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694" officeooo:paragraph-rsid="001f8694"/>
    </style:style>
    <style:style style:name="P2" style:family="paragraph" style:parent-style-name="Standard">
      <style:text-properties fo:font-weight="bold" officeooo:rsid="001f8694" officeooo:paragraph-rsid="001f8694" style:font-weight-asian="bold" style:font-weight-complex="bold"/>
    </style:style>
    <style:style style:name="P3" style:family="paragraph" style:parent-style-name="Standard">
      <style:text-properties officeooo:rsid="002004b3" officeooo:paragraph-rsid="002004b3"/>
    </style:style>
    <style:style style:name="T1" style:family="text">
      <style:text-properties officeooo:rsid="002004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roblem:</text:p>
      <text:p text:style-name="P3">To design a music player</text:p>
      <text:p text:style-name="P2">Proposed Solution:</text:p>
      <text:p text:style-name="P1">Design an app that allows a user <text:span text:style-name="T1">to play songs from a list of songs. It uses loaders for asynchronous load data (i.e. songs in this case) in the a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8T15:33:47.846235583</meta:creation-date>
    <dc:date>2015-03-29T23:17:00.614888498</dc:date>
    <meta:editing-duration>P0D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4" meta:word-count="38" meta:character-count="198" meta:non-whitespace-character-count="164"/>
  </office:meta>
</office:document-meta>
</file>